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4pt" officeooo:paragraph-rsid="00161886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3" style:family="paragraph" style:parent-style-name="Список_20_перечисление">
      <style:paragraph-properties fo:line-height="100%"/>
      <style:text-properties fo:font-size="14pt" officeooo:paragraph-rsid="00161886" style:font-size-asian="14pt" style:font-size-complex="14pt"/>
    </style:style>
    <style:style style:name="P4" style:family="paragraph" style:parent-style-name="Список_20_перечисление" style:list-style-name="">
      <style:paragraph-properties fo:line-height="100%"/>
      <style:text-properties fo:font-size="14pt" officeooo:paragraph-rsid="00161886" style:font-size-asian="14pt" style:font-size-complex="14pt"/>
    </style:style>
    <style:style style:name="P5" style:family="paragraph" style:parent-style-name="Список_20_перечисление" style:list-style-name="">
      <style:paragraph-properties fo:line-height="100%"/>
      <style:text-properties fo:font-size="14pt" fo:font-weight="bold" officeooo:rsid="00161886" officeooo:paragraph-rsid="00161886" style:font-size-asian="14pt" style:font-weight-asian="bold" style:font-size-complex="14pt" style:font-weight-complex="bold"/>
    </style:style>
    <style:style style:name="P6" style:family="paragraph" style:parent-style-name="Список_20_перечисление" style:list-style-name="">
      <style:paragraph-properties fo:line-height="100%"/>
      <style:text-properties fo:color="#000000" style:font-name="Monospace" fo:font-size="10pt" fo:font-weight="normal" officeooo:paragraph-rsid="00161886" style:font-size-asian="10pt" style:font-weight-asian="normal" style:font-weight-complex="normal"/>
    </style:style>
    <style:style style:name="P7" style:family="paragraph" style:parent-style-name="Список_20_перечисление" style:list-style-name="">
      <style:paragraph-properties fo:line-height="100%"/>
      <style:text-properties fo:color="#000000" fo:font-size="14pt" fo:font-weight="normal" officeooo:rsid="00161886" officeooo:paragraph-rsid="00161886" style:font-size-asian="14pt" style:font-weight-asian="normal" style:font-size-complex="14pt" style:font-weight-complex="normal"/>
    </style:style>
    <style:style style:name="P8" style:family="paragraph" style:parent-style-name="Heading_20_1">
      <style:paragraph-properties fo:text-align="center" style:justify-single-word="false"/>
      <style:text-properties officeooo:paragraph-rsid="00161886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T1" style:family="text">
      <style:text-properties style:font-name="Liberation Serif" fo:font-size="14pt" style:font-size-asian="14pt"/>
    </style:style>
    <style:style style:name="T2" style:family="text">
      <style:text-properties style:font-name="Liberation Serif" fo:font-size="14pt" officeooo:rsid="00161886" style:font-size-asian="14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13 </text:span><text:span text:style-name="T1">ЛАБОРАТОРНАЯ РАБОТА </text:span><text:span text:style-name="T2">№</text:span><text:span text:style-name="T1"> </text:span><text:span text:style-name="T2">13</text:span><text:span text:style-name="T1"><text:line-break/></text:span><text:span text:style-name="T2">УПРАВЛЕНИЕ ВЗАИМОДЕЙСТВИЕМ ПАРАЛЕЛЬНО РАБОТАЮЩИХ ПОТОКОВ</text:span></text:h>
      <text:p text:style-name="P1">Цели работы: <text:s text:c="2"/></text:p>
      <text:list xml:id="list2617068160182479248" text:style-name="WW8Num19">
        <text:list-item>
          <text:p text:style-name="P3">Познакомиться с понятием синхронизации при совместном использовании данных.</text:p>
        </text:list-item>
        <text:list-item>
          <text:p text:style-name="P3">Познакомиться с методами приостановки потоков.</text:p>
        </text:list-item>
        <text:list-item>
          <text:p text:style-name="P3">Закрепить навыки роботы с потоками выполнения кода в Java путем создания многопоточного приложения для параллельной обработки дерева.</text:p>
        </text:list-item>
      </text:list>
      <text:p text:style-name="P4"/>
      <text:p text:style-name="P5">13.1 Тексты методов реализованных для классов</text:p>
      <text:p text:style-name="P6"/>
      <text:p text:style-name="P9">public class TreeHandle implements Runnable {</text:p>
      <text:p text:style-name="P9"><text:tab/>private String name;</text:p>
      <text:p text:style-name="P9"><text:tab/>private JTree tree;</text:p>
      <text:p text:style-name="P9"><text:tab/>private Tree model;</text:p>
      <text:p text:style-name="P9"><text:tab/>private Predicate&lt;Node&gt; tester = (Node node) -&gt; {</text:p>
      <text:p text:style-name="P9"><text:tab/><text:tab/>if (!isNumber(node)){</text:p>
      <text:p text:style-name="P9"><text:tab/><text:tab/><text:tab/>return false;</text:p>
      <text:p text:style-name="P9"><text:tab/><text:tab/>}</text:p>
      <text:p text:style-name="P9"><text:tab/><text:tab/>Iterator&lt;Node&gt; itr = model.iterator(node);</text:p>
      <text:p text:style-name="P9"><text:tab/><text:tab/>itr.next();</text:p>
      <text:p text:style-name="P9"><text:tab/><text:tab/>while (itr.hasNext()){</text:p>
      <text:p text:style-name="P9"><text:tab/><text:tab/><text:tab/>if (!isFinished(itr.next())){</text:p>
      <text:p text:style-name="P9"><text:tab/><text:tab/><text:tab/><text:tab/>return false;</text:p>
      <text:p text:style-name="P9"><text:tab/><text:tab/><text:tab/>}</text:p>
      <text:p text:style-name="P9"><text:tab/><text:tab/>}</text:p>
      <text:p text:style-name="P9"><text:tab/><text:tab/>return true;</text:p>
      <text:p text:style-name="P9"><text:tab/>};</text:p>
      <text:p text:style-name="P9"><text:tab/>public TreeHandle(String name, JTree tree) {</text:p>
      <text:p text:style-name="P9"><text:tab/><text:tab/>super();</text:p>
      <text:p text:style-name="P9"><text:tab/><text:tab/>this.name = name;</text:p>
      <text:p text:style-name="P9"><text:tab/><text:tab/>this.tree = tree;</text:p>
      <text:p text:style-name="P9"><text:tab/><text:tab/>model = (Tree)tree.getModel();</text:p>
      <text:p text:style-name="P9"><text:tab/>}</text:p>
      <text:p text:style-name="P9"><text:tab/>private int fib(int n){</text:p>
      <text:p text:style-name="P9"><text:tab/><text:tab/>if (n &lt;= 0) return 0;</text:p>
      <text:p text:style-name="P9"><text:tab/><text:tab/>if (n == 1 || n == 2) return n;</text:p>
      <text:p text:style-name="P9"><text:tab/><text:tab/>else return fib(n - 1) + fib(n - 2);</text:p>
      <text:p text:style-name="P9"><text:tab/>}</text:p>
      <text:p text:style-name="P9"><text:tab/>private boolean isNumber(Object node){</text:p>
      <text:p text:style-name="P9"><text:tab/><text:tab/>try {</text:p>
      <text:p text:style-name="P2"><text:span text:style-name="T3"><text:tab/><text:tab/><text:tab/>Integer.</text:span><text:span text:style-name="T4">parseInt</text:span><text:span text:style-name="T3">(node.toString());</text:span></text:p>
      <text:p text:style-name="P9"><text:tab/><text:tab/><text:tab/>return true;</text:p>
      <text:p text:style-name="P9"><text:tab/><text:tab/>} catch (Exception e) {</text:p>
      <text:p text:style-name="P9"><text:tab/><text:tab/><text:tab/>return false;</text:p>
      <text:p text:style-name="P9"><text:tab/><text:tab/>}</text:p>
      <text:p text:style-name="P9"><text:tab/>}</text:p>
      <text:p text:style-name="P9"><text:tab/>public boolean isFinished(Node node){</text:p>
      <text:p text:style-name="P9"><text:tab/><text:tab/>return node.getData().toString().indexOf("finish") &gt;= 0;</text:p>
      <text:p text:style-name="P9"><text:tab/>}</text:p>
      <text:p text:style-name="P9"><text:tab/>protected void updateTree() {</text:p>
      <text:p text:style-name="P2"><text:span text:style-name="T3"><text:tab/><text:tab/>SwingUtilities.</text:span><text:span text:style-name="T4">invokeLater</text:span><text:span text:style-name="T3">(new Runnable() {</text:span></text:p>
      <text:p text:style-name="P2"><text:span text:style-name="T3"><text:tab/><text:tab/><text:tab/></text:span><text:span text:style-name="T4">@Override</text:span></text:p>
      <text:p text:style-name="P9"><text:tab/><text:tab/><text:tab/>public void run(){</text:p>
      <text:p text:style-name="P9"><text:tab/><text:tab/><text:tab/><text:tab/>tree.updateUI();</text:p>
      <text:p text:style-name="P9"><text:soft-page-break/><text:tab/><text:tab/><text:tab/>}</text:p>
      <text:p text:style-name="P9"><text:tab/><text:tab/>});</text:p>
      <text:p text:style-name="P9"><text:tab/>}</text:p>
      <text:p text:style-name="P9"><text:tab/></text:p>
      <text:p text:style-name="P2"><text:span text:style-name="T3"><text:tab/></text:span><text:span text:style-name="T4">@Override</text:span></text:p>
      <text:p text:style-name="P9"><text:tab/>public void run() {</text:p>
      <text:p text:style-name="P9"><text:tab/><text:tab/>Node node;</text:p>
      <text:p text:style-name="P9"><text:tab/><text:tab/>String nodeName;</text:p>
      <text:p text:style-name="P9"><text:tab/><text:tab/>int n;</text:p>
      <text:p text:style-name="P2"><text:span text:style-name="T3"><text:tab/><text:tab/>System.</text:span><text:span text:style-name="T4">out</text:span><text:span text:style-name="T3">.println(name + " стартовал");</text:span></text:p>
      <text:p text:style-name="P9"><text:tab/><text:tab/>while(true){</text:p>
      <text:p text:style-name="P2"><text:span text:style-name="T3"><text:tab/><text:tab/><text:tab/>System.</text:span><text:span text:style-name="T4">out</text:span><text:span text:style-name="T3">.println(name + " хочет найти узел для обработки");</text:span></text:p>
      <text:p text:style-name="P9"><text:tab/><text:tab/><text:tab/>synchronized (tree) {</text:p>
      <text:p text:style-name="P9"><text:tab/><text:tab/><text:tab/><text:tab/>while (true) {</text:p>
      <text:p text:style-name="P9"><text:tab/><text:tab/><text:tab/><text:tab/><text:tab/>Node root = (Node) (model.getRoot());</text:p>
      <text:p text:style-name="P9"><text:tab/><text:tab/><text:tab/><text:tab/><text:tab/>if (root == null || !isNumber(root)){</text:p>
      <text:p text:style-name="P2"><text:span text:style-name="T3"><text:tab/><text:tab/><text:tab/><text:tab/><text:tab/><text:tab/>System.</text:span><text:span text:style-name="T4">out</text:span><text:span text:style-name="T3">.println(name + " закончил работу");</text:span></text:p>
      <text:p text:style-name="P9"><text:tab/><text:tab/><text:tab/><text:tab/><text:tab/><text:tab/>return;</text:p>
      <text:p text:style-name="P9"><text:tab/><text:tab/><text:tab/><text:tab/><text:tab/>}</text:p>
      <text:p text:style-name="P2"><text:span text:style-name="T3"><text:tab/><text:tab/><text:tab/><text:tab/><text:tab/>System.</text:span><text:span text:style-name="T4">out</text:span><text:span text:style-name="T3">.println(name + " захватил <text:s/>дерево и ищет...");</text:span></text:p>
      <text:p text:style-name="P9"><text:tab/><text:tab/><text:tab/><text:tab/><text:tab/>node = model.findNode(root, tester);</text:p>
      <text:p text:style-name="P9"><text:tab/><text:tab/><text:tab/><text:tab/><text:tab/>if (node != null){</text:p>
      <text:p text:style-name="P9"><text:tab/><text:tab/><text:tab/><text:tab/><text:tab/><text:tab/>break;</text:p>
      <text:p text:style-name="P9"><text:tab/><text:tab/><text:tab/><text:tab/><text:tab/>}</text:p>
      <text:p text:style-name="P2"><text:span text:style-name="T3"><text:tab/><text:tab/><text:tab/><text:tab/><text:tab/>System.</text:span><text:span text:style-name="T4">out</text:span><text:span text:style-name="T3">.println("Пока узлов нет, " + name + " ждет...");</text:span></text:p>
      <text:p text:style-name="P9"><text:tab/><text:tab/><text:tab/><text:tab/><text:tab/>try {</text:p>
      <text:p text:style-name="P9"><text:tab/><text:tab/><text:tab/><text:tab/><text:tab/><text:tab/>tree.wait();</text:p>
      <text:p text:style-name="P9"><text:tab/><text:tab/><text:tab/><text:tab/><text:tab/>} catch (InterruptedException e) {};</text:p>
      <text:p text:style-name="P9"><text:tab/><text:tab/><text:tab/><text:tab/>}</text:p>
      <text:p text:style-name="P2"><text:span text:style-name="T3"><text:tab/><text:tab/><text:tab/><text:tab/>System.</text:span><text:span text:style-name="T4">out</text:span><text:span text:style-name="T3">.println(name + " нашел узел " + node);</text:span></text:p>
      <text:p text:style-name="P9"><text:tab/><text:tab/><text:tab/><text:tab/>nodeName = node.getData().toString();</text:p>
      <text:p text:style-name="P2"><text:span text:style-name="T3"><text:tab/><text:tab/><text:tab/><text:tab/>n = Integer.</text:span><text:span text:style-name="T4">parseInt</text:span><text:span text:style-name="T3">(nodeName);</text:span></text:p>
      <text:p text:style-name="P9"><text:tab/><text:tab/><text:tab/><text:tab/>try {</text:p>
      <text:p text:style-name="P9"><text:tab/><text:tab/><text:tab/><text:tab/><text:tab/>model.setData(node, this.name + " start with " + nodeName);</text:p>
      <text:p text:style-name="P9"><text:tab/><text:tab/><text:tab/><text:tab/>} catch (Exception e) {</text:p>
      <text:p text:style-name="P9"><text:tab/><text:tab/><text:tab/><text:tab/><text:tab/>// TODO Auto-generated catch block</text:p>
      <text:p text:style-name="P9"><text:tab/><text:tab/><text:tab/><text:tab/><text:tab/>e.printStackTrace();</text:p>
      <text:p text:style-name="P9"><text:tab/><text:tab/><text:tab/><text:tab/>}</text:p>
      <text:p text:style-name="P9"><text:tab/><text:tab/><text:tab/><text:tab/>updateTree();</text:p>
      <text:p text:style-name="P9"><text:tab/><text:tab/><text:tab/>}</text:p>
      <text:p text:style-name="P2"><text:span text:style-name="T3"><text:tab/><text:tab/><text:tab/>System.</text:span><text:span text:style-name="T4">out</text:span><text:span text:style-name="T3">.println(name + " обрабатывает " + nodeName);</text:span></text:p>
      <text:p text:style-name="P2"><text:span text:style-name="T3"><text:tab/><text:tab/><text:tab/>n = (int)(n &gt; 47 ? 47 - Math.</text:span><text:span text:style-name="T4">random</text:span><text:span text:style-name="T3">()*7 : n &lt; 20 ? 20 : n);</text:span></text:p>
      <text:p text:style-name="P9"><text:tab/><text:tab/><text:tab/>fib(n);</text:p>
      <text:p text:style-name="P2"><text:span text:style-name="T3"><text:tab/><text:tab/><text:tab/>System.</text:span><text:span text:style-name="T4">out</text:span><text:span text:style-name="T3">.println(name + " обработал" + nodeName);</text:span></text:p>
      <text:p text:style-name="P9"><text:tab/><text:tab/><text:tab/>synchronized (tree) {</text:p>
      <text:p text:style-name="P9"><text:tab/><text:tab/><text:tab/><text:tab/>try {</text:p>
      <text:p text:style-name="P9"><text:tab/><text:tab/><text:tab/><text:tab/><text:tab/>model.setData(node, node + " node name " + nodeName);</text:p>
      <text:p text:style-name="P9"><text:tab/><text:tab/><text:tab/><text:tab/>} catch (Exception e) {</text:p>
      <text:p text:style-name="P9"><text:tab/><text:tab/><text:tab/><text:tab/><text:tab/>e.printStackTrace();</text:p>
      <text:p text:style-name="P9"><text:tab/><text:tab/><text:tab/><text:tab/>}</text:p>
      <text:p text:style-name="P9"><text:tab/><text:tab/><text:tab/><text:tab/>updateTree();</text:p>
      <text:p text:style-name="P9"><text:tab/><text:tab/><text:tab/><text:tab/>tree.notifyAll();</text:p>
      <text:p text:style-name="P9"><text:tab/><text:tab/><text:tab/>}</text:p>
      <text:p text:style-name="P9"><text:tab/><text:tab/>}</text:p>
      <text:p text:style-name="P9"><text:tab/>}</text:p>
      <text:p text:style-name="P9">}</text:p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Список_20_перечисление" style:display-name="Список перечисление" style:family="paragraph" style:parent-style-name="Standard" style:list-style-name="WW8Num19">
      <style:paragraph-properties fo:margin-left="0cm" fo:margin-right="0cm" fo:text-indent="1.251cm" style:auto-text-indent="fals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6:41:48.253347902</meta:creation-date>
    <meta:editing-duration>PT4H30M34S</meta:editing-duration>
    <meta:editing-cycles>2</meta:editing-cycles>
    <meta:generator>LibreOffice/4.2.6.3$Linux_X86_64 LibreOffice_project/420m0$Build-3</meta:generator>
    <dc:date>2014-11-05T21:27:25.225842843</dc:date>
    <meta:document-statistic meta:table-count="0" meta:image-count="0" meta:object-count="0" meta:page-count="3" meta:paragraph-count="106" meta:word-count="364" meta:character-count="2748" meta:non-whitespace-character-count="2200"/>
  </office:meta>
</office:document-meta>
</file>